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3147d" officeooo:paragraph-rsid="0003147d" style:font-size-asian="20pt" style:font-size-complex="20pt"/>
    </style:style>
    <style:style style:name="P2" style:family="paragraph" style:parent-style-name="Standard">
      <style:text-properties fo:font-size="20pt" officeooo:rsid="0003147d" officeooo:paragraph-rsid="0003147d" style:font-size-asian="20pt" style:font-size-complex="20pt"/>
    </style:style>
    <style:style style:name="P3" style:family="paragraph" style:parent-style-name="Standard">
      <style:text-properties fo:font-size="20pt" officeooo:rsid="00052742" officeooo:paragraph-rsid="00052742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s scriptazo bash</text:p>
      <text:p text:style-name="P1"/>
      <text:p text:style-name="P1">principal promar</text:p>
      <text:p text:style-name="P1"/>
      <text:p text:style-name="P1">-abyo: abrir youtube</text:p>
      <text:p text:style-name="P1">-buenyo: buscar en youtube</text:p>
      <text:p text:style-name="P1">-abcayo: abrir canal de youtube</text:p>
      <text:p text:style-name="P1">-abgo: abrir google</text:p>
      <text:p text:style-name="P1">-buengo: buscar en google</text:p>
      <text:p text:style-name="P1">-abfe: abrir facebook</text:p>
      <text:p text:style-name="P1">-buenfe: buscar en facebook</text:p>
      <text:p text:style-name="P1">-abpefo: abrir perfil de facebook</text:p>
      <text:p text:style-name="P1">-abtw: abrir twitter</text:p>
      <text:p text:style-name="P1">-buentw: buscar en twitt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nimeDesh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00:18:28.666217829</meta:creation-date>
    <dc:date>2022-10-05T17:56:12.349482281</dc:date>
    <meta:editing-duration>PT41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44" meta:character-count="298" meta:non-whitespace-character-count="267"/>
  </office:meta>
</office:document-meta>
</file>